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sans-serif"/>
    <style:font-face style:name="Slack-Lato" svg:font-family="Slack-Lato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1d1c1d" fo:font-size="11.25pt" fo:letter-spacing="normal" fo:font-style="normal" fo:font-weight="normal" officeooo:paragraph-rsid="00157512"/>
    </style:style>
    <style:style style:name="P2" style:family="paragraph" style:parent-style-name="Standard">
      <style:text-properties fo:font-variant="normal" fo:text-transform="none" fo:color="#c9211e" style:font-name="Slack-Lato" fo:font-size="11.25pt" fo:letter-spacing="normal" fo:font-style="normal" style:text-underline-style="solid" style:text-underline-width="auto" style:text-underline-color="font-color" fo:font-weight="normal" officeooo:rsid="00157512" officeooo:paragraph-rsid="00157512"/>
    </style:style>
    <style:style style:name="P3" style:family="paragraph" style:parent-style-name="Standard">
      <style:text-properties fo:font-variant="normal" fo:text-transform="none" fo:color="#5eb91e" style:font-name="Slack-Lato" fo:font-size="11.25pt" fo:letter-spacing="normal" fo:font-style="normal" fo:font-weight="normal" officeooo:rsid="00157512" officeooo:paragraph-rsid="00157512"/>
    </style:style>
    <style:style style:name="P4" style:family="paragraph" style:parent-style-name="Text_20_body">
      <style:text-properties fo:font-variant="normal" fo:text-transform="none" fo:color="#313131" style:font-name="Roboto" fo:font-size="8pt" fo:letter-spacing="normal" fo:font-style="normal" fo:font-weight="normal" officeooo:rsid="00157512" officeooo:paragraph-rsid="00157512" style:font-size-asian="8pt" style:font-size-complex="8pt"/>
    </style:style>
    <style:style style:name="P5" style:family="paragraph" style:parent-style-name="Text_20_body">
      <style:text-properties fo:font-variant="normal" fo:text-transform="none" fo:color="#313131" style:font-name="Roboto" fo:font-size="6pt" fo:letter-spacing="normal" fo:font-style="normal" fo:font-weight="normal" officeooo:rsid="00157512" officeooo:paragraph-rsid="00157512" style:font-size-asian="6pt" style:font-size-complex="6pt"/>
    </style:style>
    <style:style style:name="P6" style:family="paragraph" style:parent-style-name="Preformatted_20_Text">
      <loext:graphic-properties draw:fill="solid" draw:fill-color="#f4f4f4" draw:opacity="100%"/>
      <style:paragraph-properties fo:margin-top="0in" fo:margin-bottom="0.2083in" loext:contextual-spacing="false" fo:line-height="140%" fo:orphans="2" fo:widows="2" fo:background-color="#f4f4f4" fo:padding="0.1563in" fo:border="0.06pt solid #000000"/>
      <style:text-properties fo:font-variant="normal" fo:text-transform="none" fo:color="#313131" fo:letter-spacing="normal"/>
    </style:style>
    <style:style style:name="P7" style:family="paragraph" style:parent-style-name="Preformatted_20_Text">
      <loext:graphic-properties draw:fill="solid" draw:fill-color="#f4f4f4" draw:opacity="100%"/>
      <style:paragraph-properties fo:margin-top="0in" fo:margin-bottom="0.2083in" loext:contextual-spacing="false" fo:line-height="140%" fo:orphans="2" fo:widows="2" fo:background-color="#f4f4f4" fo:padding="0.1563in" fo:border="0.06pt solid #000000"/>
      <style:text-properties fo:font-variant="normal" fo:text-transform="none" fo:color="#313131" fo:font-size="6pt" fo:letter-spacing="normal" style:font-size-asian="6pt" style:font-size-complex="6pt"/>
    </style:style>
    <style:style style:name="P8" style:family="paragraph" style:parent-style-name="Preformatted_20_Text">
      <loext:graphic-properties draw:fill="solid" draw:fill-color="#f4f4f4" draw:opacity="100%"/>
      <style:paragraph-properties fo:margin-top="0in" fo:margin-bottom="0.2083in" loext:contextual-spacing="false" fo:line-height="140%" fo:orphans="2" fo:widows="2" fo:background-color="#f4f4f4" fo:padding="0.1563in" fo:border="0.06pt solid #000000"/>
      <style:text-properties fo:font-size="6pt" officeooo:paragraph-rsid="00157512" style:font-size-asian="6pt" style:font-size-complex="6pt"/>
    </style:style>
    <style:style style:name="P9" style:family="paragraph" style:parent-style-name="Standard">
      <style:text-properties officeooo:paragraph-rsid="00157512"/>
    </style:style>
    <style:style style:name="P10" style:family="paragraph" style:parent-style-name="Standard">
      <style:paragraph-properties style:line-height-at-least="0.198in"/>
      <style:text-properties fo:color="#d4d4d4" fo:background-color="#1e1e1e"/>
    </style:style>
    <style:style style:name="P11" style:family="paragraph" style:parent-style-name="Standard">
      <style:text-properties fo:color="#d4d4d4" officeooo:paragraph-rsid="00157512" fo:background-color="#1e1e1e"/>
    </style:style>
    <style:style style:name="P12" style:family="paragraph" style:parent-style-name="Preformatted_20_Text">
      <style:text-properties fo:font-variant="normal" fo:text-transform="none" fo:color="#313131" style:font-name="Roboto" fo:font-size="10.5pt" fo:letter-spacing="normal" fo:font-style="normal" fo:font-weight="normal" officeooo:rsid="00157512" officeooo:paragraph-rsid="00157512" style:font-size-asian="8pt" style:font-size-complex="8pt"/>
    </style:style>
    <style:style style:name="P13" style:family="paragraph" style:parent-style-name="Preformatted_20_Text">
      <loext:graphic-properties draw:fill="solid" draw:fill-color="#f4f4f4" draw:opacity="100%"/>
      <style:paragraph-properties fo:margin-top="0in" fo:margin-bottom="0.2083in" loext:contextual-spacing="false" fo:line-height="140%" fo:orphans="2" fo:widows="2" fo:background-color="#f4f4f4" fo:padding="0.1563in" fo:border="0.06pt solid #000000"/>
      <style:text-properties fo:font-variant="normal" fo:text-transform="none" fo:color="#313131" fo:font-size="6pt" fo:letter-spacing="normal" fo:font-style="normal" fo:font-weight="normal" officeooo:paragraph-rsid="00157512" style:font-size-asian="6pt" style:font-size-complex="6pt"/>
    </style:style>
    <style:style style:name="T1" style:family="text">
      <style:text-properties fo:font-variant="normal" fo:text-transform="none" fo:color="#313131" fo:letter-spacing="normal"/>
    </style:style>
    <style:style style:name="T2" style:family="text">
      <style:text-properties fo:font-variant="normal" fo:text-transform="none" fo:color="#313131" fo:letter-spacing="normal" fo:font-style="normal" fo:font-weight="normal"/>
    </style:style>
    <style:style style:name="T3" style:family="text">
      <style:text-properties fo:color="#313131" style:font-name="Roboto" fo:font-size="7pt" style:font-size-asian="7pt" style:font-size-complex="7pt"/>
    </style:style>
    <style:style style:name="T4" style:family="text">
      <style:text-properties fo:color="#313131" style:font-name="Roboto" fo:font-size="7pt" fo:font-weight="normal" style:font-size-asian="7pt" style:font-size-complex="7pt" loext:padding="0in" loext:border="none"/>
    </style:style>
    <style:style style:name="T5" style:family="text">
      <style:text-properties fo:color="#313131" fo:font-size="7pt" style:font-size-asian="7pt" style:font-size-complex="7pt"/>
    </style:style>
    <style:style style:name="T6" style:family="text">
      <style:text-properties style:font-name="Slack-Lato" officeooo:rsid="00157512"/>
    </style:style>
    <style:style style:name="T7" style:family="text">
      <style:text-properties fo:font-style="normal" fo:font-weight="normal"/>
    </style:style>
    <style:style style:name="T8" style:family="text">
      <style:text-properties fo:color="#3465a4" fo:font-size="10.5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6pt" fo:font-style="normal" fo:font-weight="normal" style:font-size-asian="6pt" style:font-size-complex="6pt"/>
    </style:style>
    <style:style style:name="T11" style:family="text">
      <style:text-properties style:font-name="Droid Sans Mono" fo:font-size="10.5pt" fo:font-weight="normal"/>
    </style:style>
    <style:style style:name="T12" style:family="text">
      <style:text-properties fo:color="#569cd6" style:font-name="Droid Sans Mono" fo:font-size="10.5pt" fo:font-weight="normal"/>
    </style:style>
    <style:style style:name="T13" style:family="text">
      <style:text-properties fo:color="#569cd6" style:font-name="Droid Sans Mono" fo:font-size="10.5pt" fo:font-weight="normal" officeooo:rsid="00180dea"/>
    </style:style>
    <style:style style:name="T14" style:family="text">
      <style:text-properties fo:color="#c586c0" style:font-name="Droid Sans Mono" fo:font-size="10.5pt" fo:font-weight="normal"/>
    </style:style>
    <style:style style:name="T15" style:family="text">
      <style:text-properties fo:color="#9cdcfe" style:font-name="Droid Sans Mono" fo:font-size="10.5pt" fo:font-weight="normal"/>
    </style:style>
    <style:style style:name="T16" style:family="text">
      <style:text-properties fo:color="#ce9178" style:font-name="Droid Sans Mono" fo:font-size="10.5pt" fo:font-weight="normal"/>
    </style:style>
    <style:style style:name="T17" style:family="text">
      <style:text-properties fo:color="#dcdcaa" style:font-name="Droid Sans Mono" fo:font-size="10.5pt" fo:font-weight="normal"/>
    </style:style>
    <style:style style:name="T18" style:family="text">
      <style:text-properties fo:color="#b5cea8" style:font-name="Droid Sans Mono" fo:font-size="10.5pt" fo:font-weight="normal"/>
    </style:style>
    <style:style style:name="T19" style:family="text">
      <style:text-properties fo:color="#808080" style:font-name="Droid Sans Mono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 <text:span text:style-name="T12">&lt;?php</text:span><text:span text:style-name="T11"> </text:span><text:span text:style-name="T14">foreach</text:span><text:span text:style-name="T11">(</text:span><text:span text:style-name="T15">$email_group</text:span><text:span text:style-name="T11"> as </text:span><text:span text:style-name="T15">$i</text:span><text:span text:style-name="T11">=&gt;</text:span><text:span text:style-name="T15">$item</text:span><text:span text:style-name="T11">):</text:span></text:p>
      <text:p text:style-name="P10">                            <text:span text:style-name="T15">$i</text:span><text:span text:style-name="T11">++;</text:span></text:p>
      <text:p text:style-name="P10">                            <text:span text:style-name="T15">$email</text:span><text:span text:style-name="T11"> = </text:span><text:span text:style-name="T15">$item</text:span><text:span text:style-name="T11">[</text:span><text:span text:style-name="T16">'email'</text:span><text:span text:style-name="T11">];</text:span></text:p>
      <text:p text:style-name="P10">                            <text:span text:style-name="T17">var_dump</text:span><text:span text:style-name="T11">(</text:span><text:span text:style-name="T15">$i</text:span><text:span text:style-name="T11">);</text:span></text:p>
      <text:p text:style-name="P10">                            <text:span text:style-name="T14">if</text:span><text:span text:style-name="T11"> (</text:span><text:span text:style-name="T15">$i</text:span><text:span text:style-name="T11">==</text:span><text:span text:style-name="T18">1</text:span><text:span text:style-name="T11">){</text:span></text:p>
      <text:p text:style-name="P10">                            <text:span text:style-name="T12">?&gt;</text:span></text:p>
      <text:p text:style-name="P10">                                <text:span text:style-name="T19">&lt;</text:span><text:span text:style-name="T12">a</text:span><text:span text:style-name="T11"> </text:span><text:span text:style-name="T15">href</text:span><text:span text:style-name="T11">=</text:span><text:span text:style-name="T16">"mailto:</text:span><text:span text:style-name="T12">&lt;?php</text:span><text:span text:style-name="T11"> </text:span><text:span text:style-name="T17">echo</text:span><text:span text:style-name="T11"> </text:span><text:span text:style-name="T15">$email</text:span><text:span text:style-name="T11">; </text:span><text:span text:style-name="T12">?&gt;</text:span><text:span text:style-name="T16">"</text:span><text:span text:style-name="T19">&gt;&lt;</text:span><text:span text:style-name="T12">img</text:span><text:span text:style-name="T11"> </text:span><text:span text:style-name="T15">src</text:span><text:span text:style-name="T11">=</text:span><text:span text:style-name="T16">"</text:span><text:span text:style-name="T12">&lt;?php</text:span><text:span text:style-name="T11"> </text:span><text:span text:style-name="T17">echo</text:span><text:span text:style-name="T11"> THEME_IMAGES</text:span><text:span text:style-name="T12">?&gt;</text:span><text:span text:style-name="T16">/email.svg"</text:span><text:span text:style-name="T19">&gt;</text:span><text:span text:style-name="T12">&lt;?php</text:span><text:span text:style-name="T11"> </text:span><text:span text:style-name="T17">echo</text:span><text:span text:style-name="T11"> </text:span><text:span text:style-name="T15">$email</text:span><text:span text:style-name="T11">; </text:span><text:span text:style-name="T12">?&gt;</text:span><text:span text:style-name="T19">&lt;/</text:span><text:span text:style-name="T12">a</text:span><text:span text:style-name="T19">&gt;&lt;</text:span><text:span text:style-name="T12">br</text:span><text:span text:style-name="T19">/&gt;</text:span></text:p>
      <text:p text:style-name="P10">                            <text:span text:style-name="T12">&lt;?php</text:span><text:span text:style-name="T11">   }</text:span></text:p>
      <text:p text:style-name="P10">                        <text:span text:style-name="T14">endforeach</text:span><text:span text:style-name="T11">;</text:span></text:p>
      <text:p text:style-name="P10">                        </text:p>
      <text:p text:style-name="P10">                        <text:span text:style-name="T12">?&gt;</text:span></text:p>
      <text:p text:style-name="P10"><text:span text:style-name="T12">//</text:span><text:span text:style-name="T13">cách 2:</text:span></text:p>
      <text:p text:style-name="P10">                        <text:span text:style-name="T19">&lt;</text:span><text:span text:style-name="T12">a</text:span><text:span text:style-name="T11"> </text:span><text:span text:style-name="T15">href</text:span><text:span text:style-name="T11">=</text:span><text:span text:style-name="T16">"mailto:</text:span><text:span text:style-name="T12">&lt;?php</text:span><text:span text:style-name="T11"> </text:span><text:span text:style-name="T17">echo</text:span><text:span text:style-name="T11"> </text:span><text:span text:style-name="T15">$email_group</text:span><text:span text:style-name="T11">[</text:span><text:span text:style-name="T18">0</text:span><text:span text:style-name="T11">][</text:span><text:span text:style-name="T16">'email'</text:span><text:span text:style-name="T11">]; </text:span><text:span text:style-name="T12">?&gt;</text:span><text:span text:style-name="T16">"</text:span><text:span text:style-name="T19">&gt;&lt;</text:span><text:span text:style-name="T12">img</text:span><text:span text:style-name="T11"> </text:span><text:span text:style-name="T15">src</text:span><text:span text:style-name="T11">=</text:span><text:span text:style-name="T16">"</text:span><text:span text:style-name="T12">&lt;?php</text:span><text:span text:style-name="T11"> </text:span><text:span text:style-name="T17">echo</text:span><text:span text:style-name="T11"> THEME_IMAGES</text:span><text:span text:style-name="T12">?&gt;</text:span><text:span text:style-name="T16">/email.svg"</text:span><text:span text:style-name="T19">&gt;</text:span><text:span text:style-name="T12">&lt;?php</text:span><text:span text:style-name="T11"> </text:span><text:span text:style-name="T17">echo</text:span><text:span text:style-name="T11"> </text:span><text:span text:style-name="T15">$email_group</text:span><text:span text:style-name="T11">[</text:span><text:span text:style-name="T18">0</text:span><text:span text:style-name="T11">][</text:span><text:span text:style-name="T16">'email'</text:span><text:span text:style-name="T11">]; </text:span><text:span text:style-name="T12">?&gt;</text:span><text:span text:style-name="T19">&lt;/</text:span><text:span text:style-name="T12">a</text:span><text:span text:style-name="T19">&gt;&lt;</text:span><text:span text:style-name="T12">br</text:span><text:span text:style-name="T19">/&gt;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sans-serif"/>
    <style:font-face style:name="Slack-Lato" svg:font-family="Slack-Lato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3:33:29.413883420</meta:creation-date>
    <dc:date>2019-10-16T11:18:52.833133044</dc:date>
    <meta:editing-duration>PT1H57M42S</meta:editing-duration>
    <meta:editing-cycles>4</meta:editing-cycles>
    <meta:generator>LibreOffice/6.2.7.1$Linux_X86_64 LibreOffice_project/20$Build-1</meta:generator>
    <meta:document-statistic meta:table-count="0" meta:image-count="0" meta:object-count="0" meta:page-count="1" meta:paragraph-count="13" meta:word-count="40" meta:character-count="692" meta:non-whitespace-character-count="365"/>
  </office:meta>
</office:document-meta>
</file>